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F000001FC429F76A9BD65648A.png" manifest:media-type="image/png"/>
  <manifest:file-entry manifest:full-path="Pictures/1000020100000359000001D883E154FAC5F72304.png" manifest:media-type="image/png"/>
  <manifest:file-entry manifest:full-path="Pictures/100002010000073D00000433AE83F0F927B53BF4.png" manifest:media-type="image/png"/>
  <manifest:file-entry manifest:full-path="Pictures/10000201000006C3000004101354E823194EC8F2.png" manifest:media-type="image/png"/>
  <manifest:file-entry manifest:full-path="Pictures/100002010000025D000001ADA9EE7709BD0C6EEC.png" manifest:media-type="image/png"/>
  <manifest:file-entry manifest:full-path="Pictures/100002010000022F0000018F6235EF6B2611CCE4.png" manifest:media-type="image/png"/>
  <manifest:file-entry manifest:full-path="Pictures/1000020100000526000002AD1507EA0F48B36D2A.png" manifest:media-type="image/png"/>
  <manifest:file-entry manifest:full-path="Pictures/1000020100000260000001B3D569B1727CAF9633.png" manifest:media-type="image/png"/>
  <manifest:file-entry manifest:full-path="Pictures/1000020100000621000003F4393DBB5F48E352C0.png" manifest:media-type="image/png"/>
  <manifest:file-entry manifest:full-path="Pictures/10000201000005270000043EBB13B27830809E1A.png" manifest:media-type="image/png"/>
  <manifest:file-entry manifest:full-path="Pictures/10000201000001F60000013CFEBE7C1FEE8D440E.png" manifest:media-type="image/png"/>
  <manifest:file-entry manifest:full-path="Pictures/10000201000006300000043D3D47A88BF02B391A.png" manifest:media-type="image/png"/>
  <manifest:file-entry manifest:full-path="Pictures/10000201000005490000020FF1E4A6AA341731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004cm" fo:min-width="0.6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944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4.943cm)" draw:image-opacity="100%" style:mirror="none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004cm" fo:min-width="0.61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93cm, 0cm, 0.431cm, 0.742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27cm, 0cm, 0cm, 0.62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53cm" svg:stroke-color="#ed1c24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35cm" svg:stroke-color="#ed1c24" draw:marker-start-width="0.252cm" draw:marker-end-width="0.252cm" draw:fill="none" draw:fill-color="#ffffff" draw:textarea-horizontal-align="left" draw:auto-grow-height="true" draw:auto-grow-width="true" fo:min-height="0cm" fo:min-width="0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53cm" svg:stroke-color="#fff45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f79448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81cm" svg:stroke-color="#00aaad" draw:marker-start="Symmetric_20_Arrow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72bf44" draw:marker-start="Symmetric_20_Arrow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00a65d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a3238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12cm, 4.269cm, 1.834cm, 4.044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77cm, 0.276cm, 3.252cm, 0.754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ce181e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text-properties fo:color="#ce181e" fo:font-size="16pt" fo:font-weight="bold" style:font-size-asian="16pt" style:font-weight-asian="bold" style:font-size-complex="16pt" style:font-weight-complex="bold"/>
    </style:style>
    <style:style style:name="P9" style:family="paragraph">
      <style:text-properties fo:color="#fff450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color="#fff450" fo:font-size="16pt" fo:font-weight="bold" style:font-size-asian="16pt" style:font-weight-asian="bold" style:font-size-complex="16pt" style:font-weight-complex="bold"/>
    </style:style>
    <style:style style:name="P11" style:family="paragraph">
      <style:text-properties fo:color="#f79448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text-properties fo:color="#f79448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color="#00aaad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text-properties fo:color="#00aaad" fo:font-size="16pt" fo:font-weight="bold" style:font-size-asian="16pt" style:font-weight-asian="bold" style:font-size-complex="16pt" style:font-weight-complex="bold"/>
    </style:style>
    <style:style style:name="P15" style:family="paragraph">
      <style:text-properties fo:color="#72bf44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text-properties fo:color="#72bf44"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color="#00a65d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 draw:fill-color="#ffffff"/>
      <style:text-properties fo:color="#00a65d" fo:font-size="16pt" fo:font-weight="bold" style:font-size-asian="16pt" style:font-weight-asian="bold" style:font-size-complex="16pt" style:font-weight-complex="bold"/>
    </style:style>
    <style:style style:name="P19" style:family="paragraph">
      <style:text-properties fo:color="#a3238e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 draw:fill-color="#ffffff"/>
      <style:text-properties fo:color="#a3238e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45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79448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aaad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72bf44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a65d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a3238e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652cm" svg:height="7.947cm" svg:x="0.762cm" svg:y="3.81cm">
          <draw:image xlink:href="Pictures/10000201000005270000043EBB13B27830809E1A.png" xlink:type="simple" xlink:show="embed" xlink:actuate="onLoad">
            <text:p/>
          </draw:image>
        </draw:frame>
        <draw:frame draw:style-name="gr1" draw:text-style-name="P1" draw:layer="layout" svg:width="15.216cm" svg:height="7.908cm" svg:x="12.446cm" svg:y="3.81cm">
          <draw:image xlink:href="Pictures/1000020100000526000002AD1507EA0F48B36D2A.png" xlink:type="simple" xlink:show="embed" xlink:actuate="onLoad">
            <text:p/>
          </draw:image>
        </draw:frame>
        <draw:custom-shape draw:style-name="gr2" draw:text-style-name="P2" draw:layer="layout" svg:width="1.27cm" svg:height="0.508cm" svg:x="10.668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3.555cm" svg:height="5.35cm" svg:x="20.112cm" svg:y="5.334cm">
          <draw:image xlink:href="Pictures/10000201000001F60000013CFEBE7C1FEE8D440E.png" xlink:type="simple" xlink:show="embed" xlink:actuate="onLoad">
            <text:p/>
          </draw:image>
        </draw:frame>
        <draw:frame draw:style-name="gr1" draw:text-style-name="P1" draw:layer="layout" svg:width="17.577cm" svg:height="6.846cm" svg:x="0.711cm" svg:y="4.584cm">
          <draw:image xlink:href="Pictures/10000201000005490000020FF1E4A6AA3417318F.png" xlink:type="simple" xlink:show="embed" xlink:actuate="onLoad">
            <text:p/>
          </draw:image>
        </draw:frame>
        <draw:frame draw:style-name="gr5" draw:text-style-name="P1" draw:layer="layout" svg:width="3.556cm" svg:height="5.35cm" svg:x="23.621cm" svg:y="5.35cm">
          <draw:image xlink:href="Pictures/10000201000001F60000013CFEBE7C1FEE8D440E.png" xlink:type="simple" xlink:show="embed" xlink:actuate="onLoad">
            <text:p/>
          </draw:image>
        </draw:frame>
        <draw:custom-shape draw:style-name="gr6" draw:text-style-name="P4" draw:layer="layout" svg:width="1.27cm" svg:height="0.508cm" svg:x="18.034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1" draw:layer="layout" svg:width="11.684cm" svg:height="7.392cm" svg:x="0.762cm" svg:y="3.784cm">
          <draw:image xlink:href="Pictures/10000201000006300000043D3D47A88BF02B391A.png" xlink:type="simple" xlink:show="embed" xlink:actuate="onLoad">
            <text:p/>
          </draw:image>
        </draw:frame>
        <draw:frame draw:style-name="gr8" draw:text-style-name="P1" draw:layer="layout" svg:width="12.446cm" svg:height="7.674cm" svg:x="14.478cm" svg:y="3.556cm">
          <draw:image xlink:href="Pictures/1000020100000621000003F4393DBB5F48E352C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draw:g>
            <draw:frame draw:style-name="gr1" draw:text-style-name="P1" draw:layer="layout" svg:width="8.382cm" svg:height="5.982cm" svg:x="1.017cm" svg:y="4.918cm">
              <draw:image xlink:href="Pictures/100002010000022F0000018F6235EF6B2611CCE4.png" xlink:type="simple" xlink:show="embed" xlink:actuate="onLoad">
                <text:p/>
              </draw:image>
            </draw:frame>
            <draw:frame draw:style-name="gr1" draw:text-style-name="P1" draw:layer="layout" svg:width="7.47cm" svg:height="5.344cm" svg:x="10.311cm" svg:y="5.472cm">
              <draw:image xlink:href="Pictures/1000020100000260000001B3D569B1727CAF9633.png" xlink:type="simple" xlink:show="embed" xlink:actuate="onLoad">
                <text:p/>
              </draw:image>
            </draw:frame>
            <draw:frame draw:style-name="gr1" draw:text-style-name="P1" draw:layer="layout" svg:width="8.382cm" svg:height="5.943cm" svg:x="18.796cm" svg:y="4.979cm">
              <draw:image xlink:href="Pictures/100002010000025D000001ADA9EE7709BD0C6EEC.png" xlink:type="simple" xlink:show="embed" xlink:actuate="onLoad">
                <text:p/>
              </draw:image>
            </draw:frame>
          </draw:g>
          <draw:frame draw:style-name="gr9" draw:text-style-name="P5" draw:layer="layout" svg:width="5.32cm" svg:height="0.962cm" svg:x="3.048cm" svg:y="10.9cm">
            <draw:text-box>
              <text:p>Collision Model 1</text:p>
            </draw:text-box>
          </draw:frame>
          <draw:frame draw:style-name="gr9" draw:text-style-name="P5" draw:layer="layout" svg:width="5.319cm" svg:height="0.962cm" svg:x="11.176cm" svg:y="10.876cm">
            <draw:text-box>
              <text:p>Collision Model 2</text:p>
            </draw:text-box>
          </draw:frame>
          <draw:frame draw:style-name="gr9" draw:text-style-name="P5" draw:layer="layout" svg:width="5.32cm" svg:height="0.962cm" svg:x="20.32cm" svg:y="10.876cm">
            <draw:text-box>
              <text:p>Collision Model 3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9cm" svg:height="11.956cm" svg:x="3.556cm" svg:y="1.506cm">
          <draw:image xlink:href="Pictures/10000201000006C3000004101354E823194EC8F2.png" xlink:type="simple" xlink:show="embed" xlink:actuate="onLoad">
            <text:p/>
          </draw:image>
        </draw:frame>
        <draw:line draw:style-name="gr10" draw:text-style-name="P6" draw:layer="layout" svg:x1="4.164cm" svg:y1="2.486cm" svg:x2="6.096cm" svg:y2="3.81cm">
          <text:p/>
        </draw:line>
        <draw:line draw:style-name="gr10" draw:text-style-name="P6" draw:layer="layout" svg:x1="11.684cm" svg:y1="4.064cm" svg:x2="10.414cm" svg:y2="4.064cm">
          <text:p/>
        </draw:line>
        <draw:frame draw:style-name="gr11" draw:text-style-name="P8" draw:layer="layout" svg:width="4.85cm" svg:height="0.912cm" svg:x="5.711cm" svg:y="3.56cm">
          <draw:text-box>
            <text:p text:style-name="P7"><text:span text:style-name="T1">motio</text:span><text:span text:style-name="T1">n </text:span><text:span text:style-name="T1">camer</text:span><text:span text:style-name="T1">as</text:span></text:p>
          </draw:text-box>
        </draw:frame>
        <draw:line draw:style-name="gr12" draw:text-style-name="P6" draw:layer="layout" svg:x1="13.108cm" svg:y1="8.228cm" svg:x2="14.124cm" svg:y2="9.498cm">
          <text:p/>
        </draw:line>
        <draw:line draw:style-name="gr12" draw:text-style-name="P6" draw:layer="layout" svg:x1="12.192cm" svg:y1="9.906cm" svg:x2="14.124cm" svg:y2="9.498cm">
          <text:p/>
        </draw:line>
        <draw:frame draw:style-name="gr11" draw:text-style-name="P10" draw:layer="layout" svg:width="2.729cm" svg:height="0.912cm" svg:x="13.97cm" svg:y="8.994cm">
          <draw:text-box>
            <text:p text:style-name="P9"><text:span text:style-name="T2">marke</text:span><text:span text:style-name="T2">rs</text:span></text:p>
          </draw:text-box>
        </draw:frame>
        <draw:line draw:style-name="gr13" draw:text-style-name="P6" draw:layer="layout" svg:x1="10.414cm" svg:y1="7.366cm" svg:x2="12.192cm" svg:y2="8.482cm">
          <text:p/>
        </draw:line>
        <draw:line draw:style-name="gr13" draw:text-style-name="P6" draw:layer="layout" svg:x1="10.414cm" svg:y1="7.112cm" svg:x2="12.954cm" svg:y2="7.112cm">
          <text:p/>
        </draw:line>
        <draw:frame draw:style-name="gr11" draw:text-style-name="P10" draw:layer="layout" svg:width="2.729cm" svg:height="0.912cm" svg:x="13.971cm" svg:y="8.994cm">
          <draw:text-box>
            <text:p text:style-name="P9"><text:span text:style-name="T2">marke</text:span><text:span text:style-name="T2">rs</text:span></text:p>
          </draw:text-box>
        </draw:frame>
        <draw:frame draw:style-name="gr11" draw:text-style-name="P12" draw:layer="layout" svg:width="2.132cm" svg:height="0.912cm" svg:x="8.482cm" svg:y="6.708cm">
          <draw:text-box>
            <text:p text:style-name="P11"><text:span text:style-name="T3">EMGs</text:span></text:p>
          </draw:text-box>
        </draw:frame>
        <draw:line draw:style-name="gr14" draw:text-style-name="P6" draw:layer="layout" svg:x1="10.922cm" svg:y1="11.176cm" svg:x2="14.732cm" svg:y2="10.414cm">
          <text:p/>
        </draw:line>
        <draw:frame draw:style-name="gr11" draw:text-style-name="P14" draw:layer="layout" svg:width="4.774cm" svg:height="0.912cm" draw:transform="rotate (0.20926497731412) translate (11.276cm 11.146cm)">
          <draw:text-box>
            <text:p text:style-name="P13"><text:span text:style-name="T4">AP </text:span><text:span text:style-name="T4">pertur</text:span><text:span text:style-name="T4">bation</text:span></text:p>
          </draw:text-box>
        </draw:frame>
        <draw:line draw:style-name="gr15" draw:text-style-name="P6" draw:layer="layout" svg:x1="6.096cm" svg:y1="11.43cm" svg:x2="9.906cm" svg:y2="12.192cm">
          <text:p/>
        </draw:line>
        <draw:frame draw:style-name="gr11" draw:text-style-name="P16" draw:layer="layout" svg:width="4.807cm" svg:height="0.912cm" draw:transform="rotate (-0.157603231455087) translate (5.985cm 10.537cm)">
          <draw:text-box>
            <text:p text:style-name="P15"><text:span text:style-name="T5">ML </text:span><text:span text:style-name="T5">pertur</text:span><text:span text:style-name="T5">bation</text:span></text:p>
          </draw:text-box>
        </draw:frame>
        <draw:line draw:style-name="gr16" draw:text-style-name="P6" draw:layer="layout" svg:x1="8.89cm" svg:y1="10.414cm" svg:x2="8.89cm" svg:y2="9.398cm">
          <text:p/>
        </draw:line>
        <draw:frame draw:style-name="gr11" draw:text-style-name="P18" draw:layer="layout" svg:width="6.598cm" svg:height="0.912cm" svg:x="4.932cm" svg:y="8.586cm">
          <draw:text-box>
            <text:p text:style-name="P17"><text:span text:style-name="T6">Instru</text:span><text:span text:style-name="T6">mente</text:span><text:span text:style-name="T6">d </text:span><text:span text:style-name="T6">tread</text:span><text:span text:style-name="T6">mill</text:span></text:p>
          </draw:text-box>
        </draw:frame>
        <draw:line draw:style-name="gr17" draw:text-style-name="P6" draw:layer="layout" svg:x1="18.542cm" svg:y1="7.62cm" svg:x2="19.05cm" svg:y2="9.398cm">
          <text:p/>
        </draw:line>
        <draw:frame draw:style-name="gr11" draw:text-style-name="P20" draw:layer="layout" svg:width="4.185cm" svg:height="0.912cm" draw:transform="rotate (-0.0671951762017822) translate (17.071cm 9.021cm)">
          <draw:text-box>
            <text:p text:style-name="P19"><text:span text:style-name="T7">Vision </text:span><text:span text:style-name="T7">scree</text:span><text:span text:style-name="T7">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8" draw:text-style-name="P1" draw:layer="layout" svg:width="22.605cm" svg:height="13.1cm" svg:x="2.54cm" svg:y="1.631cm">
          <draw:image xlink:href="Pictures/100002010000073D00000433AE83F0F927B53BF4.png" xlink:type="simple" xlink:show="embed" xlink:actuate="onLoad">
            <text:p/>
          </draw:image>
        </draw:frame>
        <draw:frame draw:style-name="gr9" draw:text-style-name="P21" draw:layer="layout" svg:width="2.792cm" svg:height="1.361cm" svg:x="3.658cm" svg:y="2.54cm">
          <draw:text-box>
            <text:p><text:span text:style-name="T8">Oscillati</text:span><text:span text:style-name="T8">ng</text:span></text:p>
            <text:p><text:span text:style-name="T8">Period</text:span></text:p>
          </draw:text-box>
        </draw:frame>
        <draw:frame draw:style-name="gr9" draw:text-style-name="P21" draw:layer="layout" svg:width="2.487cm" svg:height="1.361cm" svg:x="6.406cm" svg:y="2.54cm">
          <draw:text-box>
            <text:p><text:span text:style-name="T8">Const</text:span><text:span text:style-name="T8">ant</text:span></text:p>
            <text:p><text:span text:style-name="T8">Perio</text:span><text:span text:style-name="T8">d</text:span></text:p>
          </draw:text-box>
        </draw:frame>
        <draw:frame draw:style-name="gr9" draw:text-style-name="P21" draw:layer="layout" svg:width="4.583cm" svg:height="1.361cm" svg:x="9.453cm" svg:y="2.541cm">
          <draw:text-box>
            <text:p><text:span text:style-name="T8">Rapi</text:span><text:span text:style-name="T8">dly </text:span><text:span text:style-name="T8">Incr</text:span><text:span text:style-name="T8">easi</text:span><text:span text:style-name="T8">ng</text:span></text:p>
            <text:p><text:span text:style-name="T8">Peri</text:span><text:span text:style-name="T8">od</text:span></text:p>
          </draw:text-box>
        </draw:frame>
        <draw:frame draw:style-name="gr9" draw:text-style-name="P21" draw:layer="layout" svg:width="4.363cm" svg:height="1.361cm" svg:x="20.066cm" svg:y="5.497cm">
          <draw:text-box>
            <text:p><text:span text:style-name="T8">Slowly </text:span><text:span text:style-name="T8">Increasin</text:span><text:span text:style-name="T8">g</text:span></text:p>
            <text:p><text:span text:style-name="T8">Period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0.341cm" svg:height="5.695cm" svg:x="1.089cm" svg:y="5.227cm">
          <draw:image xlink:href="Pictures/1000020100000359000001D883E154FAC5F72304.png" xlink:type="simple" xlink:show="embed" xlink:actuate="onLoad">
            <text:p/>
          </draw:image>
        </draw:frame>
        <draw:frame draw:style-name="gr19" draw:text-style-name="P1" draw:layer="layout" svg:width="5.587cm" svg:height="6.316cm" svg:x="12.954cm" svg:y="4.098cm">
          <draw:image xlink:href="Pictures/100002010000016F000001FC429F76A9BD65648A.png" xlink:type="simple" xlink:show="embed" xlink:actuate="onLoad">
            <text:p/>
          </draw:image>
        </draw:frame>
        <draw:custom-shape draw:style-name="gr6" draw:text-style-name="P4" draw:layer="layout" svg:width="1.27cm" svg:height="0.508cm" svg:x="11.43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27cm" svg:height="0.508cm" svg:x="18.796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3T14:25:57.949239149</meta:creation-date>
    <dc:date>2019-12-05T10:09:28.386274048</dc:date>
    <meta:editing-duration>PT22H20M3S</meta:editing-duration>
    <meta:editing-cycles>4</meta:editing-cycles>
    <meta:generator>LibreOffice/6.0.7.3$Linux_X86_64 LibreOffice_project/00m0$Build-3</meta:generator>
    <meta:document-statistic meta:object-count="80"/>
  </office:meta>
</office:document-meta>
</file>